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c Glennon</text:p>
      <text:p text:style-name="Standard"/>
      <text:p text:style-name="Standard"><text:tab/>For the final project we had to use many different Python skills to create different functions for an election simulation. The first thing we had to do was create a function to state the edges of democrats and republicans.</text:p>
      <text:p text:style-name="Standard"><text:tab/>To do this I created a dictionary and which took in all the necessary information and stored it into a dictionary. I then subtracted the republican score as a float from the democratic score as a float and returned the answer as a float. This is the edge.</text:p>
      <text:p text:style-name="Standard"><text:tab/>Next I created a function to find the most recent results from a certain pollster and a certain state. To do this I used a series of a for loop, then an if statement, then a while loop. The for loop would append the item to a list if the pollster and state matched. The if statement returned “None” if nothing was found, and the one item found if it was the only one. The while loop found the earliest date and continued to get rid of the later one until there was only one left. </text:p>
      <text:p text:style-name="Standard"><text:tab/>Next I created a function to find unique column values. This was the easiest function. I just appended all the imported information to a list and then turned the list into a set. By doing so, all duplicates were deleted.</text:p>
      <text:p text:style-name="Standard"><text:tab/>Next I attempted to create a function to which would, for a certain pollster, find the most recent poll for a state. I came very close, but was unable to finish this one. <text:s/></text:p>
      <text:p text:style-name="Standard"><text:tab/></text:p>
      <text:p text:style-name="Standard"><text:tab/>Overall, I would say the project was a success. The main problem that I ran into was that for the last few weeks of this class the assignments exceeded my skill level tremendously, so I was unable to get too much done independently. I overcame this difficulty by seeing you in your office hours almost every time you were available. </text:p>
      <text:p text:style-name="Standard"/>
      <text:p text:style-name="Standard">Variables Used:</text:p>
      <text:p text:style-name="Standard"/>
      <text:p text:style-name="Standard">state = item[“State”]</text:p>
      <text:p text:style-name="Standard">dem = item[“Dem”]</text:p>
      <text:p text:style-name="Standard">rep = item[“Rep”]</text:p>
      <text:p text:style-name="Standard">demf = float(dem)</text:p>
      <text:p text:style-name="Standard">repf = float(rep)</text:p>
      <text:p text:style-name="Standard">edge = demf – repf</text:p>
      <text:p text:style-name="Standard">StateEdges[state] = edge</text:p>
      <text:p text:style-name="Standard"/>
      <text:p text:style-name="Standard">pollster = item[“Pollster”]</text:p>
      <text:p text:style-name="Standard">date1 = poll_state_row[0][“State”]</text:p>
      <text:p text:style-name="Standard">date2 = poll_state_row[1][“State”]</text:p>
      <text:p text:style-name="Standard">length_poll_state_row = len(poll_state_row)</text:p>
      <text:p text:style-name="Standard"/>
      <text:p text:style-name="Standard">column = item[column_name]</text:p>
      <text:p text:style-name="Standard">unique_name = set(AllRows)</text:p>
      <text:p text:style-name="Standard"/>
      <text:p text:style-name="Standard">PollsterPrediction[pollster] <text:s/>= StateEd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 glennon</meta:initial-creator>
    <meta:creation-date>2016-05-16T19:55:22.07</meta:creation-date>
    <meta:document-statistic meta:table-count="0" meta:image-count="0" meta:object-count="0" meta:page-count="1" meta:paragraph-count="23" meta:word-count="364" meta:character-count="2078"/>
    <dc:date>2016-05-16T21:37:51.85</dc:date>
    <dc:creator>mac glennon</dc:creator>
    <meta:editing-duration>PT10M22S</meta:editing-duration>
    <meta:editing-cycles>1</meta:editing-cycles>
    <meta:generator>OpenOffice/4.1.1$Win32 OpenOffice.org_project/411m6$Build-9775</meta:generator>
  </office:meta>
</office:document-meta>
</file>